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7cm" svg:height="9.004cm" svg:x="8.729cm" svg:y="0.364cm">
            <draw:object draw:notify-on-update-of-ranges="Sheet1.A2:Sheet1.A19 Sheet1.B1:Sheet1.B1 Sheet1.B2:Sheet1.B19 Sheet1.A2:Sheet1.A19 Sheet1.C1:Sheet1.C1 Sheet1.C2:Sheet1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Nb.threads</text:p>
          </table:table-cell>
          <table:table-cell office:value-type="string">
            <text:p>Tps.</text:p>
          </table:table-cell>
          <table:table-cell office:value-type="string">
            <text:p>Expec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.588142">
            <text:p>42.588142</text:p>
          </table:table-cell>
          <table:table-cell table:formula="of:=[.B$2]/[.A2]" office:value-type="float" office:value="42.588142">
            <text:p>42.5881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.052142">
            <text:p>21.052142</text:p>
          </table:table-cell>
          <table:table-cell table:formula="of:=[.B$2]/[.A3]" office:value-type="float" office:value="21.294071">
            <text:p>21.2940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.233467">
            <text:p>14.233467</text:p>
          </table:table-cell>
          <table:table-cell table:formula="of:=[.B$2]/[.A4]" office:value-type="float" office:value="14.1960473333333">
            <text:p>14.19604733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658779">
            <text:p>10.658779</text:p>
          </table:table-cell>
          <table:table-cell table:formula="of:=[.B$2]/[.A5]" office:value-type="float" office:value="10.6470355">
            <text:p>10.647035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27773">
            <text:p>8.527773</text:p>
          </table:table-cell>
          <table:table-cell table:formula="of:=[.B$2]/[.A6]" office:value-type="float" office:value="8.5176284">
            <text:p>8.51762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267894">
            <text:p>7.267894</text:p>
          </table:table-cell>
          <table:table-cell table:formula="of:=[.B$2]/[.A7]" office:value-type="float" office:value="7.09802366666667">
            <text:p>7.098023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.619012">
            <text:p>7.619012</text:p>
          </table:table-cell>
          <table:table-cell table:formula="of:=[.B$2]/[.A8]" office:value-type="float" office:value="6.08402028571429">
            <text:p>6.08402028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556784">
            <text:p>7.556784</text:p>
          </table:table-cell>
          <table:table-cell table:formula="of:=[.B$2]/[.A9]" office:value-type="float" office:value="5.32351775">
            <text:p>5.323517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.204642">
            <text:p>7.204642</text:p>
          </table:table-cell>
          <table:table-cell table:formula="of:=[.B$2]/[.A10]" office:value-type="float" office:value="4.73201577777778">
            <text:p>4.73201577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302787">
            <text:p>7.302787</text:p>
          </table:table-cell>
          <table:table-cell table:formula="of:=[.B$2]/[.A11]" office:value-type="float" office:value="4.2588142">
            <text:p>4.258814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976369">
            <text:p>6.976369</text:p>
          </table:table-cell>
          <table:table-cell table:formula="of:=[.B$2]/[.A12]" office:value-type="float" office:value="3.87164927272727">
            <text:p>3.87164927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022494">
            <text:p>7.022494</text:p>
          </table:table-cell>
          <table:table-cell table:formula="of:=[.B$2]/[.A13]" office:value-type="float" office:value="3.54901183333333">
            <text:p>3.54901183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908696">
            <text:p>6.908696</text:p>
          </table:table-cell>
          <table:table-cell table:formula="of:=[.B$2]/[.A14]" office:value-type="float" office:value="3.27601092307692">
            <text:p>3.27601092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.131525">
            <text:p>7.131525</text:p>
          </table:table-cell>
          <table:table-cell table:formula="of:=[.B$2]/[.A15]" office:value-type="float" office:value="3.04201014285714">
            <text:p>3.042010142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010248">
            <text:p>7.010248</text:p>
          </table:table-cell>
          <table:table-cell table:formula="of:=[.B$2]/[.A16]" office:value-type="float" office:value="2.83920946666667">
            <text:p>2.8392094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933279">
            <text:p>6.933279</text:p>
          </table:table-cell>
          <table:table-cell table:formula="of:=[.B$2]/[.A17]" office:value-type="float" office:value="2.661758875">
            <text:p>2.66175887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.008428">
            <text:p>7.008428</text:p>
          </table:table-cell>
          <table:table-cell table:formula="of:=[.B$2]/[.A18]" office:value-type="float" office:value="2.50518482352941">
            <text:p>2.505184823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981134">
            <text:p>6.981134</text:p>
          </table:table-cell>
          <table:table-cell table:formula="of:=[.B$2]/[.A19]" office:value-type="float" office:value="2.36600788888889">
            <text:p>2.3660078889</text:p>
          </table:table-cell>
        </table:table-row>
      </table:table>
      <table:table table:name="Sheet2" table:style-name="ta1">
        <table:shapes>
          <draw:frame draw:z-index="0" draw:style-name="gr1" svg:width="26.469cm" svg:height="14.888cm" svg:x="11.417cm" svg:y="0cm">
            <draw:object draw:notify-on-update-of-ranges="Sheet2.A1:Sheet2.A1 Sheet2.A2:Sheet2.A25 Sheet2.B1:Sheet2.B1 Sheet2.B2:Sheet2.B25 Sheet2.A1:Sheet2.A1 Sheet2.A2:Sheet2.A25 Sheet2.C1:Sheet2.C1 Sheet2.C2:Sheet2.C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0cm" svg:y="12.532cm">
            <draw:object draw:notify-on-update-of-ranges="Sheet2.A1:Sheet2.A1 Sheet2.A2:Sheet2.A25 Sheet2.D1:Sheet2.D1 Sheet2.D2:Sheet2.D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Nb.threads</text:p>
          </table:table-cell>
          <table:table-cell office:value-type="string">
            <text:p>Tps.</text:p>
          </table:table-cell>
          <table:table-cell office:value-type="string">
            <text:p>Expected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5.648906">
            <text:p>185.648906</text:p>
          </table:table-cell>
          <table:table-cell table:formula="of:=[.$B$2]/[.A2]" office:value-type="float" office:value="185.648906">
            <text:p>185.648906</text:p>
          </table:table-cell>
          <table:table-cell table:formula="of:=[.B2]-[.C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9.587377">
            <text:p>109.587377</text:p>
          </table:table-cell>
          <table:table-cell table:formula="of:=[.$B$2]/[.A3]" office:value-type="float" office:value="92.824453">
            <text:p>92.824453</text:p>
          </table:table-cell>
          <table:table-cell table:formula="of:=[.B3]-[.C3]" office:value-type="float" office:value="16.762924">
            <text:p>16.7629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9.701367">
            <text:p>69.701367</text:p>
          </table:table-cell>
          <table:table-cell table:formula="of:=[.$B$2]/[.A4]" office:value-type="float" office:value="61.8829686666667">
            <text:p>61.8829686667</text:p>
          </table:table-cell>
          <table:table-cell table:formula="of:=[.B4]-[.C4]" office:value-type="float" office:value="7.81839833333333">
            <text:p>7.81839833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5.896924">
            <text:p>55.896924</text:p>
          </table:table-cell>
          <table:table-cell table:formula="of:=[.$B$2]/[.A5]" office:value-type="float" office:value="46.4122265">
            <text:p>46.4122265</text:p>
          </table:table-cell>
          <table:table-cell table:formula="of:=[.B5]-[.C5]" office:value-type="float" office:value="9.4846975">
            <text:p>9.484697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7.225141">
            <text:p>37.225141</text:p>
          </table:table-cell>
          <table:table-cell table:formula="of:=[.$B$2]/[.A6]" office:value-type="float" office:value="37.1297812">
            <text:p>37.1297812</text:p>
          </table:table-cell>
          <table:table-cell table:formula="of:=[.B6]-[.C6]" office:value-type="float" office:value="0.0953597999999971">
            <text:p>0.095359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6.294202">
            <text:p>36.294202</text:p>
          </table:table-cell>
          <table:table-cell table:formula="of:=[.$B$2]/[.A7]" office:value-type="float" office:value="30.9414843333333">
            <text:p>30.9414843333</text:p>
          </table:table-cell>
          <table:table-cell table:formula="of:=[.B7]-[.C7]" office:value-type="float" office:value="5.35271766666666">
            <text:p>5.352717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2.891049">
            <text:p>32.891049</text:p>
          </table:table-cell>
          <table:table-cell table:formula="of:=[.$B$2]/[.A8]" office:value-type="float" office:value="26.5212722857143">
            <text:p>26.5212722857</text:p>
          </table:table-cell>
          <table:table-cell table:formula="of:=[.B8]-[.C8]" office:value-type="float" office:value="6.36977671428572">
            <text:p>6.36977671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.526379">
            <text:p>27.526379</text:p>
          </table:table-cell>
          <table:table-cell table:formula="of:=[.$B$2]/[.A9]" office:value-type="float" office:value="23.20611325">
            <text:p>23.20611325</text:p>
          </table:table-cell>
          <table:table-cell table:formula="of:=[.B9]-[.C9]" office:value-type="float" office:value="4.32026575">
            <text:p>4.320265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530607">
            <text:p>25.530607</text:p>
          </table:table-cell>
          <table:table-cell table:formula="of:=[.$B$2]/[.A10]" office:value-type="float" office:value="20.6276562222222">
            <text:p>20.6276562222</text:p>
          </table:table-cell>
          <table:table-cell table:formula="of:=[.B10]-[.C10]" office:value-type="float" office:value="4.90295077777778">
            <text:p>4.90295077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3.485411">
            <text:p>23.485411</text:p>
          </table:table-cell>
          <table:table-cell table:formula="of:=[.$B$2]/[.A11]" office:value-type="float" office:value="18.5648906">
            <text:p>18.5648906</text:p>
          </table:table-cell>
          <table:table-cell table:formula="of:=[.B11]-[.C11]" office:value-type="float" office:value="4.9205204">
            <text:p>4.92052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.390214">
            <text:p>22.390214</text:p>
          </table:table-cell>
          <table:table-cell table:formula="of:=[.$B$2]/[.A12]" office:value-type="float" office:value="16.8771732727273">
            <text:p>16.8771732727</text:p>
          </table:table-cell>
          <table:table-cell table:formula="of:=[.B12]-[.C12]" office:value-type="float" office:value="5.51304072727273">
            <text:p>5.51304072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.425881">
            <text:p>20.425881</text:p>
          </table:table-cell>
          <table:table-cell table:formula="of:=[.$B$2]/[.A13]" office:value-type="float" office:value="15.4707421666667">
            <text:p>15.4707421667</text:p>
          </table:table-cell>
          <table:table-cell table:formula="of:=[.B13]-[.C13]" office:value-type="float" office:value="4.95513883333333">
            <text:p>4.955138833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.020699">
            <text:p>19.020699</text:p>
          </table:table-cell>
          <table:table-cell table:formula="of:=[.$B$2]/[.A14]" office:value-type="float" office:value="14.2806850769231">
            <text:p>14.2806850769</text:p>
          </table:table-cell>
          <table:table-cell table:formula="of:=[.B14]-[.C14]" office:value-type="float" office:value="4.74001392307692">
            <text:p>4.740013923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.259416">
            <text:p>18.259416</text:p>
          </table:table-cell>
          <table:table-cell table:formula="of:=[.$B$2]/[.A15]" office:value-type="float" office:value="13.2606361428571">
            <text:p>13.2606361429</text:p>
          </table:table-cell>
          <table:table-cell table:formula="of:=[.B15]-[.C15]" office:value-type="float" office:value="4.99877985714286">
            <text:p>4.99877985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.702673">
            <text:p>16.702673</text:p>
          </table:table-cell>
          <table:table-cell table:formula="of:=[.$B$2]/[.A16]" office:value-type="float" office:value="12.3765937333333">
            <text:p>12.3765937333</text:p>
          </table:table-cell>
          <table:table-cell table:formula="of:=[.B16]-[.C16]" office:value-type="float" office:value="4.32607926666667">
            <text:p>4.326079266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.592974">
            <text:p>16.592974</text:p>
          </table:table-cell>
          <table:table-cell table:formula="of:=[.$B$2]/[.A17]" office:value-type="float" office:value="11.603056625">
            <text:p>11.603056625</text:p>
          </table:table-cell>
          <table:table-cell table:formula="of:=[.B17]-[.C17]" office:value-type="float" office:value="4.989917375">
            <text:p>4.98991737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.323334">
            <text:p>15.323334</text:p>
          </table:table-cell>
          <table:table-cell table:formula="of:=[.$B$2]/[.A18]" office:value-type="float" office:value="10.9205238823529">
            <text:p>10.9205238824</text:p>
          </table:table-cell>
          <table:table-cell table:formula="of:=[.B18]-[.C18]" office:value-type="float" office:value="4.40281011764706">
            <text:p>4.40281011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.466343">
            <text:p>14.466343</text:p>
          </table:table-cell>
          <table:table-cell table:formula="of:=[.$B$2]/[.A19]" office:value-type="float" office:value="10.3138281111111">
            <text:p>10.3138281111</text:p>
          </table:table-cell>
          <table:table-cell table:formula="of:=[.B19]-[.C19]" office:value-type="float" office:value="4.15251488888889">
            <text:p>4.152514888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.100062">
            <text:p>15.100062</text:p>
          </table:table-cell>
          <table:table-cell table:formula="of:=[.$B$2]/[.A20]" office:value-type="float" office:value="9.77099505263158">
            <text:p>9.7709950526</text:p>
          </table:table-cell>
          <table:table-cell table:formula="of:=[.B20]-[.C20]" office:value-type="float" office:value="5.32906694736842">
            <text:p>5.329066947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.701408">
            <text:p>14.701408</text:p>
          </table:table-cell>
          <table:table-cell table:formula="of:=[.$B$2]/[.A21]" office:value-type="float" office:value="9.2824453">
            <text:p>9.2824453</text:p>
          </table:table-cell>
          <table:table-cell table:formula="of:=[.B21]-[.C21]" office:value-type="float" office:value="5.4189627">
            <text:p>5.41896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.285869">
            <text:p>14.285869</text:p>
          </table:table-cell>
          <table:table-cell table:formula="of:=[.$B$2]/[.A22]" office:value-type="float" office:value="8.8404240952381">
            <text:p>8.8404240952</text:p>
          </table:table-cell>
          <table:table-cell table:formula="of:=[.B22]-[.C22]" office:value-type="float" office:value="5.44544490476191">
            <text:p>5.445444904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.932873">
            <text:p>14.932873</text:p>
          </table:table-cell>
          <table:table-cell table:formula="of:=[.$B$2]/[.A23]" office:value-type="float" office:value="8.43858663636364">
            <text:p>8.4385866364</text:p>
          </table:table-cell>
          <table:table-cell table:formula="of:=[.B23]-[.C23]" office:value-type="float" office:value="6.49428636363636">
            <text:p>6.494286363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.193544">
            <text:p>15.193544</text:p>
          </table:table-cell>
          <table:table-cell table:formula="of:=[.$B$2]/[.A24]" office:value-type="float" office:value="8.07169156521739">
            <text:p>8.0716915652</text:p>
          </table:table-cell>
          <table:table-cell table:formula="of:=[.B24]-[.C24]" office:value-type="float" office:value="7.12185243478261">
            <text:p>7.121852434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.321435">
            <text:p>15.321435</text:p>
          </table:table-cell>
          <table:table-cell table:formula="of:=[.$B$2]/[.A25]" office:value-type="float" office:value="7.73537108333333">
            <text:p>7.7353710833</text:p>
          </table:table-cell>
          <table:table-cell table:formula="of:=[.B25]-[.C25]" office:value-type="float" office:value="7.58606391666667">
            <text:p>7.5860639167</text:p>
          </table:table-cell>
        </table:table-row>
      </table:table>
      <table:table table:name="Sheet3" table:style-name="ta1">
        <table:shapes>
          <draw:frame draw:z-index="0" draw:style-name="gr1" svg:width="15.999cm" svg:height="8.999cm" svg:x="11.225cm" svg:y="0cm">
            <draw:object draw:notify-on-update-of-ranges="Sheet3.A1:Sheet3.A1 Sheet3.A2:Sheet3.A13 Sheet3.B1:Sheet3.B1 Sheet3.B2:Sheet3.B13 Sheet3.A1:Sheet3.A1 Sheet3.A2:Sheet3.A13 Sheet3.C1:Sheet3.C1 Sheet3.C2:Sheet3.C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5.999cm" svg:height="8.999cm" svg:x="11.252cm" svg:y="9.465cm">
            <draw:object draw:notify-on-update-of-ranges="Sheet3.A1:Sheet3.A1 Sheet3.A2:Sheet3.A13 Sheet3.D1:Sheet3.D1 Sheet3.D2:Sheet3.D1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Nb.threads</text:p>
          </table:table-cell>
          <table:table-cell office:value-type="string">
            <text:p>Tps.</text:p>
          </table:table-cell>
          <table:table-cell office:value-type="string">
            <text:p>Expected</text:p>
          </table:table-cell>
          <table:table-cell office:value-type="string">
            <text:p>Differen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5.15056">
            <text:p>165.15056</text:p>
          </table:table-cell>
          <table:table-cell table:formula="of:=[.$B$2]/[.A2]" office:value-type="float" office:value="165.15056">
            <text:p>165.15056</text:p>
          </table:table-cell>
          <table:table-cell table:formula="of:=[.C2]-[.B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1.25349">
            <text:p>91.25349</text:p>
          </table:table-cell>
          <table:table-cell table:formula="of:=[.$B$2]/[.A3]" office:value-type="float" office:value="82.57528">
            <text:p>82.57528</text:p>
          </table:table-cell>
          <table:table-cell table:formula="of:=[.C3]-[.B3]" office:value-type="float" office:value="-8.67820999999999">
            <text:p>-8.678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6.235258">
            <text:p>56.235258</text:p>
          </table:table-cell>
          <table:table-cell table:formula="of:=[.$B$2]/[.A4]" office:value-type="float" office:value="55.0501866666667">
            <text:p>55.0501866667</text:p>
          </table:table-cell>
          <table:table-cell table:formula="of:=[.C4]-[.B4]" office:value-type="float" office:value="-1.18507133333333">
            <text:p>-1.18507133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8.527077">
            <text:p>48.527077</text:p>
          </table:table-cell>
          <table:table-cell table:formula="of:=[.$B$2]/[.A5]" office:value-type="float" office:value="41.28764">
            <text:p>41.28764</text:p>
          </table:table-cell>
          <table:table-cell table:formula="of:=[.C5]-[.B5]" office:value-type="float" office:value="-7.239437">
            <text:p>-7.23943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.575906">
            <text:p>40.575906</text:p>
          </table:table-cell>
          <table:table-cell table:formula="of:=[.$B$2]/[.A6]" office:value-type="float" office:value="33.030112">
            <text:p>33.030112</text:p>
          </table:table-cell>
          <table:table-cell table:formula="of:=[.C6]-[.B6]" office:value-type="float" office:value="-7.545794">
            <text:p>-7.54579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5.645726">
            <text:p>35.645726</text:p>
          </table:table-cell>
          <table:table-cell table:formula="of:=[.$B$2]/[.A7]" office:value-type="float" office:value="27.5250933333333">
            <text:p>27.5250933333</text:p>
          </table:table-cell>
          <table:table-cell table:formula="of:=[.C7]-[.B7]" office:value-type="float" office:value="-8.12063266666667">
            <text:p>-8.120632666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.584372">
            <text:p>30.584372</text:p>
          </table:table-cell>
          <table:table-cell table:formula="of:=[.$B$2]/[.A8]" office:value-type="float" office:value="23.5929371428571">
            <text:p>23.5929371429</text:p>
          </table:table-cell>
          <table:table-cell table:formula="of:=[.C8]-[.B8]" office:value-type="float" office:value="-6.99143485714285">
            <text:p>-6.99143485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.652339">
            <text:p>27.652339</text:p>
          </table:table-cell>
          <table:table-cell table:formula="of:=[.$B$2]/[.A9]" office:value-type="float" office:value="20.64382">
            <text:p>20.64382</text:p>
          </table:table-cell>
          <table:table-cell table:formula="of:=[.C9]-[.B9]" office:value-type="float" office:value="-7.008519">
            <text:p>-7.0085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5.378985">
            <text:p>25.378985</text:p>
          </table:table-cell>
          <table:table-cell table:formula="of:=[.$B$2]/[.A10]" office:value-type="float" office:value="18.3500622222222">
            <text:p>18.3500622222</text:p>
          </table:table-cell>
          <table:table-cell table:formula="of:=[.C10]-[.B10]" office:value-type="float" office:value="-7.02892277777778">
            <text:p>-7.02892277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2.869699">
            <text:p>22.869699</text:p>
          </table:table-cell>
          <table:table-cell table:formula="of:=[.$B$2]/[.A11]" office:value-type="float" office:value="16.515056">
            <text:p>16.515056</text:p>
          </table:table-cell>
          <table:table-cell table:formula="of:=[.C11]-[.B11]" office:value-type="float" office:value="-6.354643">
            <text:p>-6.35464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2.004441">
            <text:p>22.004441</text:p>
          </table:table-cell>
          <table:table-cell table:formula="of:=[.$B$2]/[.A12]" office:value-type="float" office:value="15.0136872727273">
            <text:p>15.0136872727</text:p>
          </table:table-cell>
          <table:table-cell table:formula="of:=[.C12]-[.B12]" office:value-type="float" office:value="-6.99075372727273">
            <text:p>-6.99075372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.669084">
            <text:p>24.669084</text:p>
          </table:table-cell>
          <table:table-cell table:formula="of:=[.$B$2]/[.A13]" office:value-type="float" office:value="13.7625466666667">
            <text:p>13.7625466667</text:p>
          </table:table-cell>
          <table:table-cell table:formula="of:=[.C13]-[.B13]" office:value-type="float" office:value="-10.9065373333333">
            <text:p>-10.906537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Yves Dupont</meta:initial-creator>
    <meta:creation-date>2012-11-13T10:57:06</meta:creation-date>
    <dc:date>2012-11-20T15:10:29</dc:date>
    <dc:creator>Pierre-Yves Dupont</dc:creator>
    <meta:editing-duration>PT7M23S</meta:editing-duration>
    <meta:editing-cycles>4</meta:editing-cycles>
    <meta:generator>LibreOffice/3.5$Linux_X86_64 LibreOffice_project/350m1$Build-2</meta:generator>
    <meta:document-statistic meta:table-count="3" meta:cell-count="209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9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99cm" svg:y="3.954cm" style:legend-expansion="high" chart:style-name="ch2"/>
        <chart:plot-area chart:style-name="ch3" table:cell-range-address="Sheet1.A2:Sheet1.C19 Sheet1.B1:Sheet1.C1" chart:data-source-has-labels="row" svg:x="0.769cm" svg:y="0.855cm" svg:width="11.792cm" svg:height="7.55cm">
          <chartooo:coordinate-region svg:x="1.39cm" svg:y="1.055cm" svg:width="10.985cm" svg:height="6.7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8" chart:values-cell-range-address="Sheet1.C2:Sheet1.C19" chart:label-cell-address="Sheet1.C1:Sheet1.C1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ps.</text:p>
                <draw:g>
                  <svg:desc>Sheet1.B1:Sheet1.B1</svg:desc>
                </draw:g>
              </table:table-cell>
              <table:table-cell office:value-type="string">
                <text:p>Expect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9</svg:desc>
                </draw:g>
              </table:table-cell>
              <table:table-cell office:value-type="float" office:value="42.588142">
                <text:p>42.588142</text:p>
                <draw:g>
                  <svg:desc>Sheet1.B2:Sheet1.B19</svg:desc>
                </draw:g>
              </table:table-cell>
              <table:table-cell office:value-type="float" office:value="42.588142">
                <text:p>42.588142</text:p>
                <draw:g>
                  <svg:desc>Sheet1.C2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.052142">
                <text:p>21.052142</text:p>
              </table:table-cell>
              <table:table-cell office:value-type="float" office:value="21.294071">
                <text:p>21.294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.233467">
                <text:p>14.233467</text:p>
              </table:table-cell>
              <table:table-cell office:value-type="float" office:value="14.1960473333333">
                <text:p>14.196047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658779">
                <text:p>10.658779</text:p>
              </table:table-cell>
              <table:table-cell office:value-type="float" office:value="10.6470355">
                <text:p>10.6470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527773">
                <text:p>8.527773</text:p>
              </table:table-cell>
              <table:table-cell office:value-type="float" office:value="8.5176284">
                <text:p>8.5176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267894">
                <text:p>7.267894</text:p>
              </table:table-cell>
              <table:table-cell office:value-type="float" office:value="7.09802366666667">
                <text:p>7.098023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619012">
                <text:p>7.619012</text:p>
              </table:table-cell>
              <table:table-cell office:value-type="float" office:value="6.08402028571429">
                <text:p>6.084020285714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56784">
                <text:p>7.556784</text:p>
              </table:table-cell>
              <table:table-cell office:value-type="float" office:value="5.32351775">
                <text:p>5.32351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.204642">
                <text:p>7.204642</text:p>
              </table:table-cell>
              <table:table-cell office:value-type="float" office:value="4.73201577777778">
                <text:p>4.732015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302787">
                <text:p>7.302787</text:p>
              </table:table-cell>
              <table:table-cell office:value-type="float" office:value="4.2588142">
                <text:p>4.25881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976369">
                <text:p>6.976369</text:p>
              </table:table-cell>
              <table:table-cell office:value-type="float" office:value="3.87164927272727">
                <text:p>3.87164927272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022494">
                <text:p>7.022494</text:p>
              </table:table-cell>
              <table:table-cell office:value-type="float" office:value="3.54901183333333">
                <text:p>3.5490118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.908696">
                <text:p>6.908696</text:p>
              </table:table-cell>
              <table:table-cell office:value-type="float" office:value="3.27601092307692">
                <text:p>3.276010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31525">
                <text:p>7.131525</text:p>
              </table:table-cell>
              <table:table-cell office:value-type="float" office:value="3.04201014285714">
                <text:p>3.042010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.010248">
                <text:p>7.010248</text:p>
              </table:table-cell>
              <table:table-cell office:value-type="float" office:value="2.83920946666667">
                <text:p>2.8392094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933279">
                <text:p>6.933279</text:p>
              </table:table-cell>
              <table:table-cell office:value-type="float" office:value="2.661758875">
                <text:p>2.661758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008428">
                <text:p>7.008428</text:p>
              </table:table-cell>
              <table:table-cell office:value-type="float" office:value="2.50518482352941">
                <text:p>2.505184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981134">
                <text:p>6.981134</text:p>
              </table:table-cell>
              <table:table-cell office:value-type="float" office:value="2.36600788888889">
                <text:p>2.366007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47cm" svg:height="14.889cm" xlink:href=".." xlink:type="simple" chart:class="chart:scatter" chart:style-name="ch1">
        <chart:legend chart:legend-position="end" svg:x="23.671cm" svg:y="6.896cm" style:legend-expansion="high" chart:style-name="ch2"/>
        <chart:plot-area chart:style-name="ch3" table:cell-range-address="Sheet2.A1:Sheet2.C25" chart:data-source-has-labels="row" svg:x="1.54cm" svg:y="1.323cm" svg:width="21.073cm" svg:height="12.288cm">
          <chartooo:coordinate-region svg:x="2.347cm" svg:y="1.522cm" svg:width="20.08cm" svg:height="11.442cm"/>
          <chart:axis chart:dimension="x" chart:name="primary-x" chart:style-name="ch4">
            <chart:title svg:x="11.635cm" svg:y="13.908cm" chart:style-name="ch5">
              <text:p>Cpus</text:p>
            </chart:title>
          </chart:axis>
          <chart:axis chart:dimension="y" chart:name="primary-y" chart:style-name="ch4">
            <chart:title svg:x="0.451cm" svg:y="7.881cm" chart:style-name="ch6">
              <text:p>Time</text:p>
            </chart:title>
            <chart:grid chart:style-name="ch7" chart:class="major"/>
          </chart:axis>
          <chart:series chart:style-name="ch8" chart:values-cell-range-address="Sheet2.B2:Sheet2.B25" chart:label-cell-address="Sheet2.B1:Sheet2.B1" chart:class="chart:scatter">
            <chart:domain table:cell-range-address="Sheet2.A2:Sheet2.A25"/>
            <chart:data-point chart:repeated="24"/>
          </chart:series>
          <chart:series chart:style-name="ch9" chart:values-cell-range-address="Sheet2.C2:Sheet2.C25" chart:label-cell-address="Sheet2.C1:Sheet2.C1" chart:class="chart:scatte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ps.</text:p>
                <draw:g>
                  <svg:desc>Sheet2.B1:Sheet2.B1</svg:desc>
                </draw:g>
              </table:table-cell>
              <table:table-cell office:value-type="string">
                <text:p>Expected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25</svg:desc>
                </draw:g>
              </table:table-cell>
              <table:table-cell office:value-type="float" office:value="185.648906">
                <text:p>185.648906</text:p>
                <draw:g>
                  <svg:desc>Sheet2.B2:Sheet2.B25</svg:desc>
                </draw:g>
              </table:table-cell>
              <table:table-cell office:value-type="float" office:value="185.648906">
                <text:p>185.648906</text:p>
                <draw:g>
                  <svg:desc>Sheet2.C2:Sheet2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9.587377">
                <text:p>109.587377</text:p>
              </table:table-cell>
              <table:table-cell office:value-type="float" office:value="92.824453">
                <text:p>92.824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9.701367">
                <text:p>69.701367</text:p>
              </table:table-cell>
              <table:table-cell office:value-type="float" office:value="61.8829686666667">
                <text:p>61.882968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5.896924">
                <text:p>55.896924</text:p>
              </table:table-cell>
              <table:table-cell office:value-type="float" office:value="46.4122265">
                <text:p>46.4122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.225141">
                <text:p>37.225141</text:p>
              </table:table-cell>
              <table:table-cell office:value-type="float" office:value="37.1297812">
                <text:p>37.12978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6.294202">
                <text:p>36.294202</text:p>
              </table:table-cell>
              <table:table-cell office:value-type="float" office:value="30.9414843333333">
                <text:p>30.941484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.891049">
                <text:p>32.891049</text:p>
              </table:table-cell>
              <table:table-cell office:value-type="float" office:value="26.5212722857143">
                <text:p>26.521272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.526379">
                <text:p>27.526379</text:p>
              </table:table-cell>
              <table:table-cell office:value-type="float" office:value="23.20611325">
                <text:p>23.20611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.530607">
                <text:p>25.530607</text:p>
              </table:table-cell>
              <table:table-cell office:value-type="float" office:value="20.6276562222222">
                <text:p>20.627656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3.485411">
                <text:p>23.485411</text:p>
              </table:table-cell>
              <table:table-cell office:value-type="float" office:value="18.5648906">
                <text:p>18.56489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.390214">
                <text:p>22.390214</text:p>
              </table:table-cell>
              <table:table-cell office:value-type="float" office:value="16.8771732727273">
                <text:p>16.877173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.425881">
                <text:p>20.425881</text:p>
              </table:table-cell>
              <table:table-cell office:value-type="float" office:value="15.4707421666667">
                <text:p>15.4707421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.020699">
                <text:p>19.020699</text:p>
              </table:table-cell>
              <table:table-cell office:value-type="float" office:value="14.2806850769231">
                <text:p>14.280685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.259416">
                <text:p>18.259416</text:p>
              </table:table-cell>
              <table:table-cell office:value-type="float" office:value="13.2606361428571">
                <text:p>13.2606361428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.702673">
                <text:p>16.702673</text:p>
              </table:table-cell>
              <table:table-cell office:value-type="float" office:value="12.3765937333333">
                <text:p>12.3765937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592974">
                <text:p>16.592974</text:p>
              </table:table-cell>
              <table:table-cell office:value-type="float" office:value="11.603056625">
                <text:p>11.603056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.323334">
                <text:p>15.323334</text:p>
              </table:table-cell>
              <table:table-cell office:value-type="float" office:value="10.9205238823529">
                <text:p>10.9205238823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.466343">
                <text:p>14.466343</text:p>
              </table:table-cell>
              <table:table-cell office:value-type="float" office:value="10.3138281111111">
                <text:p>10.313828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.100062">
                <text:p>15.100062</text:p>
              </table:table-cell>
              <table:table-cell office:value-type="float" office:value="9.77099505263158">
                <text:p>9.77099505263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701408">
                <text:p>14.701408</text:p>
              </table:table-cell>
              <table:table-cell office:value-type="float" office:value="9.2824453">
                <text:p>9.28244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285869">
                <text:p>14.285869</text:p>
              </table:table-cell>
              <table:table-cell office:value-type="float" office:value="8.8404240952381">
                <text:p>8.84042409523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932873">
                <text:p>14.932873</text:p>
              </table:table-cell>
              <table:table-cell office:value-type="float" office:value="8.43858663636364">
                <text:p>8.43858663636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193544">
                <text:p>15.193544</text:p>
              </table:table-cell>
              <table:table-cell office:value-type="float" office:value="8.07169156521739">
                <text:p>8.07169156521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5.321435">
                <text:p>15.321435</text:p>
              </table:table-cell>
              <table:table-cell office:value-type="float" office:value="7.73537108333333">
                <text:p>7.73537108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plus" chart:symbol-width="0.25cm" chart:symbol-height="0.25cm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27cm" svg:y="4.201cm" style:legend-expansion="high" chart:style-name="ch2"/>
        <chart:plot-area chart:style-name="ch3" table:cell-range-address="Sheet2.A1:Sheet2.A25 Sheet2.D1:Sheet2.D25" chart:data-source-has-labels="row" svg:x="0.77cm" svg:y="0.855cm" svg:width="12.717cm" svg:height="7.545cm">
          <chartooo:coordinate-region svg:x="1.391cm" svg:y="1.054cm" svg:width="11.90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D2:Sheet2.D25" chart:label-cell-address="Sheet2.D1:Sheet2.D1" chart:class="chart:scatter">
            <chart:domain table:cell-range-address="Sheet2.A2:Sheet2.A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2:Sheet2.A25</svg:desc>
                </draw:g>
              </table:table-cell>
              <table:table-cell office:value-type="float" office:value="0">
                <text:p>0</text:p>
                <draw:g>
                  <svg:desc>Sheet2.D2:Sheet2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62924">
                <text:p>16.7629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1839833333333">
                <text:p>7.818398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4846975">
                <text:p>9.4846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953597999999971">
                <text:p>0.09535979999999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35271766666666">
                <text:p>5.352717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6977671428572">
                <text:p>6.36977671428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32026575">
                <text:p>4.32026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90295077777778">
                <text:p>4.902950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9205204">
                <text:p>4.9205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51304072727273">
                <text:p>5.513040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95513883333333">
                <text:p>4.9551388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74001392307692">
                <text:p>4.74001392307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99877985714286">
                <text:p>4.998779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32607926666667">
                <text:p>4.3260792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989917375">
                <text:p>4.989917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.40281011764706">
                <text:p>4.402810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15251488888889">
                <text:p>4.15251488888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.32906694736842">
                <text:p>5.32906694736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.4189627">
                <text:p>5.41896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.44544490476191">
                <text:p>5.445444904761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49428636363636">
                <text:p>6.49428636363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.12185243478261">
                <text:p>7.121852434782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58606391666667">
                <text:p>7.58606391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3.952cm" style:legend-expansion="high" chart:style-name="ch2"/>
        <chart:plot-area chart:style-name="ch3" table:cell-range-address="Sheet3.A1:Sheet3.C13" chart:data-source-has-labels="row" svg:x="1.331cm" svg:y="0.855cm" svg:width="11.23cm" svg:height="6.984cm">
          <chartooo:coordinate-region svg:x="2.138cm" svg:y="1.054cm" svg:width="10.236cm" svg:height="6.138cm"/>
          <chart:axis chart:dimension="x" chart:name="primary-x" chart:style-name="ch4">
            <chart:title svg:x="6.505cm" svg:y="8.019cm" chart:style-name="ch5">
              <text:p>Cpus</text:p>
            </chart:title>
          </chart:axis>
          <chart:axis chart:dimension="y" chart:name="primary-y" chart:style-name="ch6">
            <chart:title svg:x="0.451cm" svg:y="4.761cm" chart:style-name="ch7">
              <text:p>Time</text:p>
            </chart:title>
            <chart:grid chart:style-name="ch8" chart:class="major"/>
          </chart:axis>
          <chart:series chart:style-name="ch9" chart:values-cell-range-address="Sheet3.B2:Sheet3.B13" chart:label-cell-address="Sheet3.B1:Sheet3.B1" chart:class="chart:scatter">
            <chart:domain table:cell-range-address="Sheet3.A2:Sheet3.A13"/>
            <chart:data-point chart:repeated="12"/>
          </chart:series>
          <chart:series chart:style-name="ch10" chart:values-cell-range-address="Sheet3.C2:Sheet3.C13" chart:label-cell-address="Sheet3.C1:Sheet3.C1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ps.</text:p>
                <draw:g>
                  <svg:desc>Sheet3.B1:Sheet3.B1</svg:desc>
                </draw:g>
              </table:table-cell>
              <table:table-cell office:value-type="string">
                <text:p>Expected</text:p>
                <draw:g>
                  <svg:desc>Sheet3.C1:Sheet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13</svg:desc>
                </draw:g>
              </table:table-cell>
              <table:table-cell office:value-type="float" office:value="165.15056">
                <text:p>165.15056</text:p>
                <draw:g>
                  <svg:desc>Sheet3.B2:Sheet3.B13</svg:desc>
                </draw:g>
              </table:table-cell>
              <table:table-cell office:value-type="float" office:value="165.15056">
                <text:p>165.15056</text:p>
                <draw:g>
                  <svg:desc>Sheet3.C2:Sheet3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1.25349">
                <text:p>91.25349</text:p>
              </table:table-cell>
              <table:table-cell office:value-type="float" office:value="82.57528">
                <text:p>82.57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6.235258">
                <text:p>56.235258</text:p>
              </table:table-cell>
              <table:table-cell office:value-type="float" office:value="55.0501866666667">
                <text:p>55.05018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8.527077">
                <text:p>48.527077</text:p>
              </table:table-cell>
              <table:table-cell office:value-type="float" office:value="41.28764">
                <text:p>41.28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.575906">
                <text:p>40.575906</text:p>
              </table:table-cell>
              <table:table-cell office:value-type="float" office:value="33.030112">
                <text:p>33.030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5.645726">
                <text:p>35.645726</text:p>
              </table:table-cell>
              <table:table-cell office:value-type="float" office:value="27.5250933333333">
                <text:p>27.52509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.584372">
                <text:p>30.584372</text:p>
              </table:table-cell>
              <table:table-cell office:value-type="float" office:value="23.5929371428571">
                <text:p>23.59293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.652339">
                <text:p>27.652339</text:p>
              </table:table-cell>
              <table:table-cell office:value-type="float" office:value="20.64382">
                <text:p>20.64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.378985">
                <text:p>25.378985</text:p>
              </table:table-cell>
              <table:table-cell office:value-type="float" office:value="18.3500622222222">
                <text:p>18.35006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.869699">
                <text:p>22.869699</text:p>
              </table:table-cell>
              <table:table-cell office:value-type="float" office:value="16.515056">
                <text:p>16.5150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2.004441">
                <text:p>22.004441</text:p>
              </table:table-cell>
              <table:table-cell office:value-type="float" office:value="15.0136872727273">
                <text:p>15.01368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.669084">
                <text:p>24.669084</text:p>
              </table:table-cell>
              <table:table-cell office:value-type="float" office:value="13.7625466666667">
                <text:p>13.76254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201cm" style:legend-expansion="high" chart:style-name="ch2"/>
        <chart:plot-area chart:style-name="ch3" table:cell-range-address="Sheet3.A1:Sheet3.A13 Sheet3.D1:Sheet3.D13" chart:data-source-has-labels="row" svg:x="0.77cm" svg:y="0.855cm" svg:width="11.685cm" svg:height="7.545cm">
          <chartooo:coordinate-region svg:x="1.497cm" svg:y="1.054cm" svg:width="10.77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3" chart:label-cell-address="Sheet3.D1:Sheet3.D1" chart:class="chart:scatter">
            <chart:domain table:cell-range-address="Sheet3.A2:Sheet3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fference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2:Sheet3.A13</svg:desc>
                </draw:g>
              </table:table-cell>
              <table:table-cell office:value-type="float" office:value="0">
                <text:p>0</text:p>
                <draw:g>
                  <svg:desc>Sheet3.D2:Sheet3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8.67820999999999">
                <text:p>-8.67820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1.18507133333333">
                <text:p>-1.185071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7.239437">
                <text:p>-7.239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7.545794">
                <text:p>-7.5457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8.12063266666667">
                <text:p>-8.120632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6.99143485714285">
                <text:p>-6.99143485714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7.008519">
                <text:p>-7.008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-7.02892277777778">
                <text:p>-7.028922777777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6.354643">
                <text:p>-6.354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6.99075372727273">
                <text:p>-6.990753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-10.9065373333333">
                <text:p>-10.906537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